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pl" fo:country="PL"/>
    </style:style>
    <style:style style:name="TableColumn3" style:family="table-column">
      <style:table-column-properties style:column-width="6.043in" style:use-optimal-column-width="false"/>
    </style:style>
    <style:style style:name="Table2" style:family="table">
      <style:table-properties style:width="6.043in" fo:margin-left="0.25in" table:align="left"/>
    </style:style>
    <style:style style:name="TableRow4" style:family="table-row">
      <style:table-row-properties style:min-row-height="0.6541in" style:use-optimal-row-height="false"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Tekstpodstawowy" style:family="paragraph">
      <style:paragraph-properties fo:text-align="center" fo:margin-top="0.25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 fo:language="pl" fo:country="PL"/>
    </style:style>
    <style:style style:name="P7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font-size="14pt" style:font-size-asian="14pt" style:font-size-complex="14pt" fo:language="pl" fo:country="PL"/>
    </style:style>
    <style:style style:name="P8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language="pl" fo:country="PL"/>
    </style:style>
    <style:style style:name="TableRow9" style:family="table-row">
      <style:table-row-properties style:min-row-height="0.3527in" style:use-optimal-row-height="false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2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" style:parent-style-name="Tekstpodstawowy" style:family="paragraph">
      <style:paragraph-properties fo:margin-top="0.0833in" fo:margin-left="0in" fo:margin-right="0.0194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5" style:family="table-row">
      <style:table-row-properties style:min-row-height="0.4194in"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8" style:family="table-row">
      <style:table-row-properties style:min-row-height="0.4194in" style:use-optimal-row-height="false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1" style:family="table-row">
      <style:table-row-properties style:min-row-height="0.4194in" style:use-optimal-row-height="false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4" style:family="table-row">
      <style:table-row-properties style:min-row-height="0.4194in" style:use-optimal-row-height="false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7" style:family="table-row">
      <style:table-row-properties style:min-row-height="0.4194in" style:use-optimal-row-height="false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0" style:family="table-row">
      <style:table-row-properties style:min-row-height="0.4194in" style:use-optimal-row-height="false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3" style:family="table-row">
      <style:table-row-properties style:min-row-height="0.3868in" style:use-optimal-row-height="false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6" style:family="table-row">
      <style:table-row-properties style:min-row-height="0.3826in" style:use-optimal-row-height="false"/>
    </style:style>
    <style:style style:name="TableCell37" style:family="table-cell">
      <style:table-cell-properties fo:border-top="0.0069in solid #000000" fo:border-left="0.0069in solid #000000" fo:border-bottom="0.0208in solid #000000" fo:border-right="0.0069in solid #000000" fo:padding-top="0in" fo:padding-left="0.075in" fo:padding-bottom="0in" fo:padding-right="0.075in"/>
    </style:style>
    <style:style style:name="P3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9" style:family="table-row">
      <style:table-row-properties style:min-row-height="0.3909in" style:use-optimal-row-height="false"/>
    </style:style>
    <style:style style:name="TableCell40" style:family="table-cell">
      <style:table-cell-properties fo:border="0.0208in solid #000000" fo:padding-top="0in" fo:padding-left="0.075in" fo:padding-bottom="0in" fo:padding-right="0.075in"/>
    </style:style>
    <style:style style:name="P4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42" style:parent-style-name="Domyślnaczcionkaakapitu" style:family="text">
      <style:text-properties style:font-name-complex="Times New Roman" fo:font-weight="bold" style:font-weight-asian="bold" fo:language="pl" fo:country="PL"/>
    </style:style>
    <style:style style:name="T43" style:parent-style-name="Domyślnaczcionkaakapitu" style:family="text">
      <style:text-properties style:font-name-complex="Times New Roman" fo:font-weight="bold" style:font-weight-asian="bold" fo:language="pl" fo:country="PL"/>
    </style:style>
    <style:style style:name="T44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45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46" style:parent-style-name="Domyślnaczcionkaakapitu" style:family="text">
      <style:text-properties style:font-name-complex="Times New Roman" fo:font-weight="bold" style:font-weight-asian="bold" fo:font-size="14pt" style:font-size-asian="14pt" style:font-size-complex="14pt" fo:language="pl" fo:country="PL"/>
    </style:style>
    <style:style style:name="T4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48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49" style:family="table-row">
      <style:table-row-properties style:min-row-height="0.7645in" style:use-optimal-row-height="false"/>
    </style:style>
    <style:style style:name="TableCell50" style:family="table-cell">
      <style:table-cell-properties fo:border-top="0.0208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5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5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5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7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7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7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7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90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</style:style>
    <style:style style:name="T91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92" style:family="table-row">
      <style:table-row-properties style:min-row-height="2.6923in" style:use-optimal-row-height="false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9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9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9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9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9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0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1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1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1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14" style:family="table-row">
      <style:table-row-properties style:min-row-height="1.8583in" style:use-optimal-row-height="false"/>
    </style:style>
    <style:style style:name="TableCell115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1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1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2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2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2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2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2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2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2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2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2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2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3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3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3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34" style:parent-style-name="Tekstpodstawowy" style:family="paragraph">
      <style:paragraph-properties fo:margin-top="0.0833in" fo:margin-left="0.0458in" fo:margin-right="0.0194in" fo:text-indent="0in">
        <style:tab-stops/>
      </style:paragraph-properties>
    </style:style>
    <style:style style:name="T135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36" style:family="table-row">
      <style:table-row-properties style:min-row-height="0.4854in" style:use-optimal-row-height="false"/>
    </style:style>
    <style:style style:name="TableCell137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13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4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4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4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5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5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56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5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58" style:family="table-row">
      <style:table-row-properties style:min-row-height="1.6256in" style:use-optimal-row-height="false"/>
    </style:style>
    <style:style style:name="TableCell159" style:family="table-cell">
      <style:table-cell-properties fo:border-top="0.0069in solid #000000" fo:border-left="0.0069in solid #000000" fo:border-bottom="0.0208in solid #000000" fo:border-right="0.0069in solid #000000" fo:padding-top="0in" fo:padding-left="0.075in" fo:padding-bottom="0in" fo:padding-right="0.075in"/>
    </style:style>
    <style:style style:name="P16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6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6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6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6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6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6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6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8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79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80" style:family="table-row">
      <style:table-row-properties style:min-row-height="0.4777in" style:use-optimal-row-height="false"/>
    </style:style>
    <style:style style:name="TableCell181" style:family="table-cell">
      <style:table-cell-properties fo:border="0.0208in solid #000000" fo:padding-top="0in" fo:padding-left="0.075in" fo:padding-bottom="0in" fo:padding-right="0.075in"/>
    </style:style>
    <style:style style:name="P18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83" style:parent-style-name="Domyślnaczcionkaakapitu" style:family="text">
      <style:text-properties style:font-name-complex="Times New Roman" fo:font-weight="bold" style:font-weight-asian="bold" fo:language="pl" fo:country="PL"/>
    </style:style>
    <style:style style:name="T184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85" style:parent-style-name="Domyślnaczcionkaakapitu" style:family="text">
      <style:text-properties style:font-name-complex="Times New Roman" fo:font-weight="bold" style:font-weight-asian="bold" fo:font-size="14pt" style:font-size-asian="14pt" style:font-size-complex="14pt" fo:language="pl" fo:country="PL"/>
    </style:style>
    <style:style style:name="T186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87" style:family="table-row">
      <style:table-row-properties style:min-row-height="0.45in" style:use-optimal-row-height="false"/>
    </style:style>
    <style:style style:name="TableCell188" style:family="table-cell">
      <style:table-cell-properties fo:border-top="0.0208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9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9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9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9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9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9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06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0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209" style:family="table-row">
      <style:table-row-properties style:min-row-height="2.7444in" style:use-optimal-row-height="false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1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1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1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1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1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2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2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2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2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2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2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2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2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28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29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30" style:parent-style-name="Tekstpodstawowy" style:family="paragraph">
      <style:paragraph-properties fo:margin-top="0.0833in" fo:margin-left="0.1437in" fo:margin-right="0.0194in" fo:text-indent="0.009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231" style:family="table-row">
      <style:table-row-properties style:min-row-height="0.775in" style:use-optimal-row-height="false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3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3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3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3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4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4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4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4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50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51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253" style:family="table-row">
      <style:table-row-properties style:min-row-height="2.7763in" style:use-optimal-row-height="false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5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5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6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6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6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6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6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6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6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6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7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7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275" style:family="table-row">
      <style:table-row-properties style:min-row-height="2.3631in" style:use-optimal-row-height="false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7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7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8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9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29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9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96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9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9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99" style:family="table-row">
      <style:table-row-properties style:min-row-height="0.3729in" style:use-optimal-row-height="false"/>
    </style:style>
    <style:style style:name="TableCell300" style:family="table-cell">
      <style:table-cell-properties fo:border-top="0.0069in solid #000000" fo:border-left="0.0069in solid #000000" fo:border-bottom="0.0208in solid #000000" fo:border-right="0.0069in solid #000000" fo:padding-top="0in" fo:padding-left="0.075in" fo:padding-bottom="0in" fo:padding-right="0.075in"/>
    </style:style>
    <style:style style:name="P3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3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3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3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3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0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1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1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1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1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318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319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32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21" style:family="table-row">
      <style:table-row-properties style:min-row-height="0.5868in" style:use-optimal-row-height="false"/>
    </style:style>
    <style:style style:name="TableCell322" style:family="table-cell">
      <style:table-cell-properties fo:border="0.0208in solid #000000" fo:padding-top="0in" fo:padding-left="0.075in" fo:padding-bottom="0in" fo:padding-right="0.075in"/>
    </style:style>
    <style:style style:name="P323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324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325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326" style:parent-style-name="Domyślnaczcionkaakapitu" style:family="text">
      <style:text-properties fo:font-size="14pt" style:font-size-asian="14pt" style:font-size-complex="14pt" fo:language="pl" fo:country="PL"/>
    </style:style>
    <style:style style:name="T327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ableRow328" style:family="table-row">
      <style:table-row-properties style:min-row-height="3.027in" style:use-optimal-row-height="false"/>
    </style:style>
    <style:style style:name="TableCell329" style:family="table-cell">
      <style:table-cell-properties fo:border-top="0.0208in solid #000000" fo:border-left="0.0069in solid #000000" fo:border-bottom="0.0208in solid #000000" fo:border-right="0.0069in solid #000000" fo:padding-top="0in" fo:padding-left="0.075in" fo:padding-bottom="0in" fo:padding-right="0.075in"/>
    </style:style>
    <style:style style:name="P3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3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3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33" style:family="table-row">
      <style:table-row-properties style:min-row-height="0.3729in" style:use-optimal-row-height="false"/>
    </style:style>
    <style:style style:name="TableCell334" style:family="table-cell">
      <style:table-cell-properties fo:border-top="0.0208in solid #000000" fo:border-left="0.0069in solid #000000" fo:border-bottom="0.0208in solid #000000" fo:border-right="0.0069in solid #000000" fo:padding-top="0in" fo:padding-left="0.075in" fo:padding-bottom="0in" fo:padding-right="0.075in"/>
    </style:style>
    <style:style style:name="P33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33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3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342" style:family="table-row">
      <style:table-row-properties style:min-row-height="0.4361in" style:use-optimal-row-height="false"/>
    </style:style>
    <style:style style:name="TableCell343" style:family="table-cell">
      <style:table-cell-properties fo:border="0.0208in solid #000000" fo:padding-top="0in" fo:padding-left="0.075in" fo:padding-bottom="0in" fo:padding-right="0.075in"/>
    </style:style>
    <style:style style:name="P344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345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346" style:parent-style-name="Domyślnaczcionkaakapitu" style:family="text">
      <style:text-properties fo:font-size="14pt" style:font-size-asian="14pt" style:font-size-complex="14pt" fo:language="pl" fo:country="PL"/>
    </style:style>
    <style:style style:name="T347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348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ableRow349" style:family="table-row">
      <style:table-row-properties style:min-row-height="2.2111in" style:use-optimal-row-height="false"/>
    </style:style>
    <style:style style:name="TableCell350" style:family="table-cell">
      <style:table-cell-properties fo:border-top="0.0208in solid #000000" fo:border-left="0.0069in solid #000000" fo:border-bottom="0.0208in solid #000000" fo:border-right="0.0069in solid #000000" fo:padding-top="0in" fo:padding-left="0.075in" fo:padding-bottom="0in" fo:padding-right="0.075in"/>
    </style:style>
    <style:style style:name="P35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360" style:family="table-row">
      <style:table-row-properties style:min-row-height="2.2111in" style:use-optimal-row-height="false"/>
    </style:style>
    <style:style style:name="TableCell361" style:family="table-cell">
      <style:table-cell-properties fo:border-top="0.0208in solid #000000" fo:border-left="0.0069in solid #000000" fo:border-bottom="0.0208in solid #000000" fo:border-right="0.0069in solid #000000" fo:padding-top="0in" fo:padding-left="0.075in" fo:padding-bottom="0in" fo:padding-right="0.075in"/>
    </style:style>
    <style:style style:name="P36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36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208in solid #000000" fo:padding-top="0in" fo:padding-left="0.075in" fo:padding-bottom="0in" fo:padding-right="0.075in"/>
    </style:style>
    <style:style style:name="P366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367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368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369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370" style:parent-style-name="Domyślnaczcionkaakapitu" style:family="text">
      <style:text-properties fo:font-size="14pt" style:font-size-asian="14pt" style:font-size-complex="14pt" fo:language="pl" fo:country="PL"/>
    </style:style>
    <style:style style:name="T371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ableRow372" style:family="table-row">
      <style:table-row-properties style:min-row-height="1.375in" style:use-optimal-row-height="false"/>
    </style:style>
    <style:style style:name="TableCell373" style:family="table-cell">
      <style:table-cell-properties fo:border-top="0.0208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3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7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7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7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7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8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82" style:parent-style-name="Tekstpodstawowy" style:family="paragraph">
      <style:paragraph-properties fo:margin-top="0.0833in" fo:margin-right="0.0194in"/>
      <style:text-properties fo:language="pl" fo:country="PL"/>
    </style:style>
    <style:style style:name="TableRow383" style:family="table-row">
      <style:table-row-properties style:min-row-height="1.375in" style:use-optimal-row-height="false"/>
    </style:style>
    <style:style style:name="TableCell384" style:family="table-cell">
      <style:table-cell-properties fo:border-top="0.0208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3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3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3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TableRow391" style:family="table-row">
      <style:table-row-properties style:min-row-height="0.6854in" style:use-optimal-row-height="false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394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395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396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397" style:parent-style-name="Domyślnaczcionkaakapitu" style:family="text">
      <style:text-properties fo:font-size="14pt" style:font-size-asian="14pt" style:font-size-complex="14pt" fo:language="pl" fo:country="PL"/>
    </style:style>
    <style:style style:name="T398" style:parent-style-name="Domyślnaczcionkaakapitu" style:family="text">
      <style:text-properties fo:font-weight="bold" style:font-weight-asian="bold" fo:font-size="14pt" style:font-size-asian="14pt" style:font-size-complex="14pt" fo:language="pl" fo:country="PL"/>
    </style:style>
    <style:style style:name="TableRow399" style:family="table-row">
      <style:table-row-properties style:min-row-height="0.6118in" style:use-optimal-row-height="false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4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4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4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4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4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4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4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409" style:parent-style-name="Tekstpodstawowy" style:family="paragraph">
      <style:paragraph-properties fo:margin-left="0in" fo:margin-right="0.0194in" fo:text-indent="0in">
        <style:tab-stops/>
      </style:paragraph-properties>
      <style:text-properties fo:language="pl" fo:country="PL"/>
    </style:style>
    <style:style style:name="TableRow410" style:family="table-row">
      <style:table-row-properties style:min-row-height="0.6118in" style:use-optimal-row-height="false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41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41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4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4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4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41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41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42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42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font-size="11pt" style:font-size-asian="11pt" style:font-size-complex="11pt" fo:language="pl" fo:country="PL"/>
    </style:style>
    <style:style style:name="P422" style:parent-style-name="Normalny" style:family="paragraph">
      <style:text-properties fo:language="pl" fo:country="PL"/>
    </style:style>
  </office:automatic-styles>
  <office:body>
    <office:text text:use-soft-page-breaks="true">
      <text:p text:style-name="P1">Laboratorium 8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AZWISKO Imię</text:p>
            <text:p text:style-name="P7">Nr indeksu</text:p>
            <text:p text:style-name="P8"/>
          </table:table-cell>
        </table:table-row>
        <table:table-row table:style-name="TableRow9">
          <table:table-cell table:style-name="TableCell10">
            <text:p text:style-name="P11"><text:span text:style-name="T12">Wygenerowane na UPEL<text:s/></text:span><text:span text:style-name="T13">dane:</text:span></text:p>
            <text:p text:style-name="P14"/>
          </table:table-cell>
        </table:table-row>
        <table:table-row table:style-name="TableRow15">
          <table:table-cell table:style-name="TableCell16">
            <text:p text:style-name="P17">Stała czasowa T1:</text:p>
          </table:table-cell>
        </table:table-row>
        <table:table-row table:style-name="TableRow18">
          <table:table-cell table:style-name="TableCell19">
            <text:p text:style-name="P20">Stała czasowa T2:</text:p>
          </table:table-cell>
        </table:table-row>
        <table:table-row table:style-name="TableRow21">
          <table:table-cell table:style-name="TableCell22">
            <text:p text:style-name="P23">Stała czasowa T3:</text:p>
          </table:table-cell>
        </table:table-row>
        <table:table-row table:style-name="TableRow24">
          <table:table-cell table:style-name="TableCell25">
            <text:p text:style-name="P26">Wzmocnienie K11:</text:p>
          </table:table-cell>
        </table:table-row>
        <table:table-row table:style-name="TableRow27">
          <table:table-cell table:style-name="TableCell28">
            <text:p text:style-name="P29">Wzmocnienie K22:</text:p>
          </table:table-cell>
        </table:table-row>
        <table:table-row table:style-name="TableRow30">
          <table:table-cell table:style-name="TableCell31">
            <text:p text:style-name="P32">Opóźnienie tau1:<text:s/></text:p>
          </table:table-cell>
        </table:table-row>
        <table:table-row table:style-name="TableRow33">
          <table:table-cell table:style-name="TableCell34">
            <text:p text:style-name="P35">Opóźnienie tau2:</text:p>
          </table:table-cell>
        </table:table-row>
        <table:table-row table:style-name="TableRow36">
          <table:table-cell table:style-name="TableCell37">
            <text:p text:style-name="P38">Opóźnienie tau3:</text:p>
          </table:table-cell>
        </table:table-row>
        <table:table-row table:style-name="TableRow39">
          <table:table-cell table:style-name="TableCell40">
            <text:p text:style-name="P41"><text:span text:style-name="T42">8</text:span><text:span text:style-name="T43">.1.<text:s/></text:span><text:span text:style-name="T44">Ocena stabilności<text:s/></text:span><text:span text:style-name="T45">układu regulacji z opóźnieniem z<text:s/></text:span><text:span text:style-name="T46">rys.1</text:span><text:span text:style-name="T47"><text:s/>(instrukcja)</text:span><text:span text:style-name="T48"><text:s/></text:span></text:p>
          </table:table-cell>
        </table:table-row>
        <table:table-row table:style-name="TableRow49">
          <table:table-cell table:style-name="TableCell50">
            <text:p text:style-name="P51">Charakterystyka<text:s/>nyquista układu otwartego i odpowiedź skokowa układu zamkniętego dla danych<text:s/>(rys.1):</text:p>
            <text:p text:style-name="P52">K11:</text:p>
            <text:p text:style-name="P53">T1=</text:p>
            <text:p text:style-name="P54">T2=</text:p>
            <text:p text:style-name="P55">tau1=</text:p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>Wniosek (czy układ jest stabilny czy nie):</text:p>
          </table:table-cell>
        </table:table-row>
        <text:soft-page-break/>
        <table:table-row table:style-name="TableRow70">
          <table:table-cell table:style-name="TableCell71">
            <text:p text:style-name="P72">Charakterystyka<text:s/>nyquista układu otwartego i odpowiedź skokowa układu zamkniętego dla danych (rys.1):</text:p>
            <text:p text:style-name="P73">K11:</text:p>
            <text:p text:style-name="P74">T1=</text:p>
            <text:p text:style-name="P75">T2=</text:p>
            <text:p text:style-name="P76">tau2=</text:p>
            <text:p text:style-name="P77"/>
            <text:p text:style-name="P78"/>
            <text:p text:style-name="P79"/>
            <text:p text:style-name="P80"/>
            <text:p text:style-name="P81"/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/>
            <text:p text:style-name="P89"/>
            <text:p text:style-name="P90"><text:span text:style-name="T91">Wniosek (czy układ jest stabilny czy nie):</text:span></text:p>
          </table:table-cell>
        </table:table-row>
        <table:table-row table:style-name="TableRow92">
          <table:table-cell table:style-name="TableCell93">
            <text:p text:style-name="P94">Charakterystyka<text:s/>nyquista układu otwartego i odpowiedź skokowa układu zamkniętego dla danych (rys.1):</text:p>
            <text:p text:style-name="P95">K11:</text:p>
            <text:p text:style-name="P96">T1=</text:p>
            <text:p text:style-name="P97">T2=</text:p>
            <text:p text:style-name="P98">tau3=</text:p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><text:span text:style-name="T113">Wniosek (czy układ jest stabilny czy nie):</text:span></text:p>
          </table:table-cell>
        </table:table-row>
        <text:soft-page-break/>
        <table:table-row table:style-name="TableRow114">
          <table:table-cell table:style-name="TableCell115">
            <text:p text:style-name="P116">Charakterystyka<text:s/>nyquista układu otwartego i odpowiedź skokowa układu zamkniętego dla danych (rys.1):</text:p>
            <text:p text:style-name="P117">K22:</text:p>
            <text:p text:style-name="P118">T1=</text:p>
            <text:p text:style-name="P119">T2=</text:p>
            <text:p text:style-name="P120">tau1=</text:p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><text:span text:style-name="T135">Wniosek (czy układ jest stabilny czy nie):</text:span></text:p>
          </table:table-cell>
        </table:table-row>
        <table:table-row table:style-name="TableRow136">
          <table:table-cell table:style-name="TableCell137">
            <text:p text:style-name="P138">Charakterystyka<text:s/>nyquista układu otwartego i odpowiedź skokowa układu zamkniętego dla danych (rys.1):</text:p>
            <text:p text:style-name="P139">K22:</text:p>
            <text:p text:style-name="P140">T1=</text:p>
            <text:p text:style-name="P141">T2=</text:p>
            <text:p text:style-name="P142">tau2=</text:p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><text:span text:style-name="T157">Wniosek (czy układ jest stabilny czy nie):</text:span></text:p>
          </table:table-cell>
        </table:table-row>
        <text:soft-page-break/>
        <table:table-row table:style-name="TableRow158">
          <table:table-cell table:style-name="TableCell159">
            <text:p text:style-name="P160">Charakterystyka<text:s/>nyquista układu otwartego i odpowiedź skokowa układu zamkniętego dla danych (rys.1):</text:p>
            <text:p text:style-name="P161">K22:</text:p>
            <text:p text:style-name="P162">T1=</text:p>
            <text:p text:style-name="P163">T2=</text:p>
            <text:p text:style-name="P164">tau3=</text:p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  <text:p text:style-name="P176"/>
            <text:p text:style-name="P177"/>
            <text:p text:style-name="P178"><text:span text:style-name="T179">Wniosek (czy układ jest stabilny czy nie):</text:span></text:p>
          </table:table-cell>
        </table:table-row>
        <table:table-row table:style-name="TableRow180">
          <table:table-cell table:style-name="TableCell181">
            <text:p text:style-name="P182"><text:span text:style-name="T183">8.1.<text:s/></text:span><text:span text:style-name="T184">Ocena stabilności układu regulacji z opóźnieniem z<text:s/></text:span><text:span text:style-name="T185">rys.2</text:span><text:span text:style-name="T186"><text:s/>(instrukcja)</text:span></text:p>
          </table:table-cell>
        </table:table-row>
        <table:table-row table:style-name="TableRow187">
          <table:table-cell table:style-name="TableCell188">
            <text:p text:style-name="P189">Charakterystyka<text:s/>nyquista układu otwartego i odpowiedź skokowa układu zamkniętego dla danych (rys.2):</text:p>
            <text:p text:style-name="P190">K11:</text:p>
            <text:p text:style-name="P191">T3=</text:p>
            <text:p text:style-name="P192">tau1=</text:p>
            <text:p text:style-name="P193"/>
            <text:p text:style-name="P194"/>
            <text:p text:style-name="P195"/>
            <text:p text:style-name="P196"/>
            <text:p text:style-name="P197"/>
            <text:p text:style-name="P198"/>
            <text:p text:style-name="P199"/>
            <text:p text:style-name="P200"/>
            <text:p text:style-name="P201"/>
            <text:p text:style-name="P202"/>
            <text:p text:style-name="P203"/>
            <text:p text:style-name="P204"/>
            <text:p text:style-name="P205"/>
            <text:p text:style-name="P206"><text:span text:style-name="T207">Wniosek (czy układ jest stabilny czy nie):</text:span></text:p>
            <text:p text:style-name="P208"/>
          </table:table-cell>
        </table:table-row>
        <text:soft-page-break/>
        <table:table-row table:style-name="TableRow209">
          <table:table-cell table:style-name="TableCell210">
            <text:p text:style-name="P211">Charakterystyka<text:s/>nyquista układu otwartego i odpowiedź skokowa układu zamkniętego dla danych (rys.2):</text:p>
            <text:p text:style-name="P212">K11:</text:p>
            <text:p text:style-name="P213">T3=</text:p>
            <text:p text:style-name="P214">tau2=</text:p>
            <text:p text:style-name="P215"/>
            <text:p text:style-name="P216"/>
            <text:p text:style-name="P217"/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  <text:p text:style-name="P227"/>
            <text:p text:style-name="P228"><text:span text:style-name="T229">Wniosek (czy układ jest stabilny czy nie):</text:span></text:p>
            <text:p text:style-name="P230"/>
          </table:table-cell>
        </table:table-row>
        <table:table-row table:style-name="TableRow231">
          <table:table-cell table:style-name="TableCell232">
            <text:p text:style-name="P233">Charakterystyka<text:s/>nyquista układu otwartego i odpowiedź skokowa układu zamkniętego dla danych (rys.2):</text:p>
            <text:p text:style-name="P234">K11:</text:p>
            <text:p text:style-name="P235">T3=</text:p>
            <text:p text:style-name="P236">tau3=</text:p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p text:style-name="P246"/>
            <text:p text:style-name="P247"/>
            <text:p text:style-name="P248"/>
            <text:p text:style-name="P249"/>
            <text:p text:style-name="P250"><text:span text:style-name="T251">Wniosek (czy układ jest stabilny czy nie):</text:span></text:p>
            <text:p text:style-name="P252"/>
          </table:table-cell>
        </table:table-row>
        <text:soft-page-break/>
        <table:table-row table:style-name="TableRow253">
          <table:table-cell table:style-name="TableCell254">
            <text:p text:style-name="P255">Charakterystyka<text:s/>nyquista układu otwartego i odpowiedź skokowa układu zamkniętego dla danych (rys.2):</text:p>
            <text:p text:style-name="P256">K22:</text:p>
            <text:p text:style-name="P257">T3=</text:p>
            <text:p text:style-name="P258">tau1=</text:p>
            <text:p text:style-name="P259"/>
            <text:p text:style-name="P260"/>
            <text:p text:style-name="P261"/>
            <text:p text:style-name="P262"/>
            <text:p text:style-name="P263"/>
            <text:p text:style-name="P264"/>
            <text:p text:style-name="P265"/>
            <text:p text:style-name="P266"/>
            <text:p text:style-name="P267"/>
            <text:p text:style-name="P268"/>
            <text:p text:style-name="P269"/>
            <text:p text:style-name="P270"/>
            <text:p text:style-name="P271"/>
            <text:p text:style-name="P272"><text:span text:style-name="T273">Wniosek (czy układ jest stabilny czy nie):</text:span></text:p>
            <text:p text:style-name="P274"/>
          </table:table-cell>
        </table:table-row>
        <table:table-row table:style-name="TableRow275">
          <table:table-cell table:style-name="TableCell276">
            <text:p text:style-name="P277">Charakterystyka<text:s/>nyquista układu otwartego i odpowiedź skokowa układu zamkniętego dla danych (rys.2):</text:p>
            <text:p text:style-name="P278">K22:</text:p>
            <text:p text:style-name="P279">T3=</text:p>
            <text:p text:style-name="P280">tau2=</text:p>
            <text:p text:style-name="P281"/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/>
            <text:p text:style-name="P294"/>
            <text:p text:style-name="P295"/>
            <text:p text:style-name="P296"><text:span text:style-name="T297">Wniosek (czy układ jest stabilny czy nie):</text:span></text:p>
            <text:p text:style-name="P298"/>
          </table:table-cell>
        </table:table-row>
        <text:soft-page-break/>
        <table:table-row table:style-name="TableRow299">
          <table:table-cell table:style-name="TableCell300">
            <text:p text:style-name="P301">Charakterystyka<text:s/>nyquista układu otwartego i odpowiedź skokowa układu zamkniętego dla danych (rys.2):</text:p>
            <text:p text:style-name="P302">K22:</text:p>
            <text:p text:style-name="P303">T3=</text:p>
            <text:p text:style-name="P304">tau3=</text:p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/>
            <text:p text:style-name="P312"/>
            <text:p text:style-name="P313"/>
            <text:p text:style-name="P314"/>
            <text:p text:style-name="P315"/>
            <text:p text:style-name="P316"/>
            <text:p text:style-name="P317"/>
            <text:p text:style-name="P318"><text:span text:style-name="T319">Wniosek (czy układ jest stabilny czy nie):</text:span></text:p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8.2.<text:s/></text:span><text:span text:style-name="T325">Obliczenia analityczne opóźnienia krytycznego dla układu z rys. 1 (instrukcja)</text:span><text:span text:style-name="T326"><text:s/></text:span><text:span text:style-name="T327">dla K11, T1, T2</text:span></text:p>
          </table:table-cell>
        </table:table-row>
        <table:table-row table:style-name="TableRow328">
          <table:table-cell table:style-name="TableCell329">
            <text:p text:style-name="P330">Skan kartki z obliczeniami (należy wyprowadzić<text:s/>wykorzystany do obliczenia krytycznego czasu opóźnienia wzór<text:s/>dla układu z rys.1<text:s/>z warunku na moduł i argument dla układu na granicy stabilności):</text:p>
            <text:p text:style-name="P331"/>
            <text:p text:style-name="P332"/>
          </table:table-cell>
        </table:table-row>
        <table:table-row table:style-name="TableRow333">
          <table:table-cell table:style-name="TableCell334">
            <text:p text:style-name="P335">(Sprawdzenie poprawności obliczeń.<text:s/>Proszę przyjąć czas symulacji 300 s)<text:s/>Charakterystyka<text:s/>nyquista układu otwartego i odpowiedź skokowa układu zamkniętego<text:s/>(rys.1)<text:s/>dla<text:s/>wzmocnienia K11 i obliczonego opóźnienia krytycznego:</text:p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</table:table-cell>
        </table:table-row>
        <text:soft-page-break/>
        <table:table-row table:style-name="TableRow342">
          <table:table-cell table:style-name="TableCell343">
            <text:p text:style-name="P344"><text:span text:style-name="T345">Obliczenia analityczne opóźnienia krytycznego dla układu z rys. 1 (instrukcja)</text:span><text:span text:style-name="T346"><text:s/></text:span><text:span text:style-name="T347">dla K22</text:span><text:span text:style-name="T348">, T1, T2</text:span></text:p>
          </table:table-cell>
        </table:table-row>
        <table:table-row table:style-name="TableRow349">
          <table:table-cell table:style-name="TableCell350">
            <text:p text:style-name="P351">Skan kartki z obliczeniami (nie jest konieczne ponowne wyprowadzanie wzoru dla układu z rys.1. Wystarczy podstawienie nowych danych i obliczenia):</text:p>
            <text:p text:style-name="P352"/>
            <text:p text:style-name="P353"/>
            <text:p text:style-name="P354"/>
            <text:p text:style-name="P355"/>
            <text:p text:style-name="P356"/>
            <text:p text:style-name="P357"/>
            <text:p text:style-name="P358"/>
            <text:p text:style-name="P359"/>
          </table:table-cell>
        </table:table-row>
        <table:table-row table:style-name="TableRow360">
          <table:table-cell table:style-name="TableCell361">
            <text:p text:style-name="P362">(Sprawdzenie poprawności obliczeń.<text:s/>Proszę przyjąć czas symulacji 300 s)<text:s/>Charakterystyka<text:s/>nyquista układu otwartego i odpowiedź skokowa układu zamkniętego (rys.1) dla wzmocnienia K22 i obliczonego opóźnienia krytycznego:</text:p>
            <text:p text:style-name="P363"/>
          </table:table-cell>
        </table:table-row>
        <table:table-row table:style-name="TableRow364">
          <table:table-cell table:style-name="TableCell365">
            <text:p text:style-name="P366"><text:span text:style-name="T367">Obliczenia analityczne opóźnienia</text:span><text:span text:style-name="T368"><text:s/>krytycznego dla układu z rys. 2</text:span><text:span text:style-name="T369"><text:s/>(instrukcja)</text:span><text:span text:style-name="T370"><text:s/></text:span><text:span text:style-name="T371">dla K11, T3</text:span></text:p>
          </table:table-cell>
        </table:table-row>
        <table:table-row table:style-name="TableRow372">
          <table:table-cell table:style-name="TableCell373">
            <text:p text:style-name="P374">Skan kartki z obliczeniami (należy wyprowadzić wykorzystany do obliczenia krytycznego czasu opóźnienia wzór dla układu z rys.2 <text:s/>z warunku na moduł i argument dla układu na granicy stabilności):</text:p>
            <text:p text:style-name="P375"/>
            <text:p text:style-name="P376"/>
            <text:p text:style-name="P377"/>
            <text:p text:style-name="P378"/>
            <text:p text:style-name="P379"/>
            <text:p text:style-name="P380"/>
            <text:p text:style-name="P381"/>
            <text:p text:style-name="P382"/>
          </table:table-cell>
        </table:table-row>
        <table:table-row table:style-name="TableRow383">
          <table:table-cell table:style-name="TableCell384">
            <text:p text:style-name="P385">(Sprawdzenie poprawności obliczeń.<text:s/>Proszę przyjąć czas symulacji 300 s)<text:s/>Charakterystyka<text:s/>nyquista układu otwartego i odpowiedź skokowa układu zamkniętego (rys.2) dla wzmocnienia K11 i obliczonego opóźnienia krytycznego:</text:p>
            <text:p text:style-name="P386"/>
            <text:p text:style-name="P387"/>
            <text:p text:style-name="P388"/>
            <text:p text:style-name="P389"/>
            <text:p text:style-name="P390"/>
          </table:table-cell>
        </table:table-row>
        <text:soft-page-break/>
        <table:table-row table:style-name="TableRow391">
          <table:table-cell table:style-name="TableCell392">
            <text:p text:style-name="P393"><text:span text:style-name="T394">Obliczenia analityczne opóźnienia</text:span><text:span text:style-name="T395"><text:s/>krytycznego dla układu z rys. 2</text:span><text:span text:style-name="T396"><text:s/>(instrukcja)</text:span><text:span text:style-name="T397"><text:s/></text:span><text:span text:style-name="T398">dla K22, T3</text:span></text:p>
          </table:table-cell>
        </table:table-row>
        <table:table-row table:style-name="TableRow399">
          <table:table-cell table:style-name="TableCell400">
            <text:p text:style-name="P401">Skan kartki z obliczeniami (nie jest konieczne ponowne wyprowadzanie wzoru dla układu z rys.2. Wystarczy podstawienie nowych danych i obliczenia):</text:p>
            <text:p text:style-name="P402"/>
            <text:p text:style-name="P403"/>
            <text:p text:style-name="P404"/>
            <text:p text:style-name="P405"/>
            <text:p text:style-name="P406"/>
            <text:p text:style-name="P407"/>
            <text:p text:style-name="P408"/>
            <text:p text:style-name="P409"/>
          </table:table-cell>
        </table:table-row>
        <table:table-row table:style-name="TableRow410">
          <table:table-cell table:style-name="TableCell411">
            <text:p text:style-name="P412">(Sprawdzenie poprawności obliczeń.<text:s/>Proszę przyjąć czas symulacji 300 s)<text:s/>Charakterystyka<text:s/>nyquista układu otwartego i odpowiedź skokowa układu zamkniętego (rys.2) dla wzmocnienia K22 i obliczonego opóźnienia krytycznego:</text:p>
            <text:p text:style-name="P413"/>
            <text:p text:style-name="P414"/>
            <text:p text:style-name="P415"/>
            <text:p text:style-name="P416"/>
            <text:p text:style-name="P417"/>
            <text:p text:style-name="P418"/>
            <text:p text:style-name="P419"/>
            <text:p text:style-name="P420"/>
            <text:p text:style-name="P421"/>
          </table:table-cell>
        </table:table-row>
      </table:table>
      <text:p text:style-name="P4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widows="0" fo:orphans="0" fo:margin-bottom="0in" fo:line-height="100%" fo:margin-left="0.4027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fo:font-size="12pt" style:font-size-asian="12pt" style:font-size-complex="12pt"/>
    </style:style>
    <style:style style:name="Akapitzlistą" style:display-name="Akapit z listą" style:family="paragraph" style:parent-style-name="Normalny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 style:language-asian="pl" style:country-asian="P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ize="11pt" style:font-size-asian="11pt"/>
    </style:style>
    <style:style style:name="WW_CharLFO4LVL1" style:family="text">
      <style:text-properties fo:font-size="11pt" style:font-size-asian="11pt"/>
    </style:style>
    <style:style style:name="WW_CharLFO5LVL1" style:family="text">
      <style:text-properties fo:font-size="11pt" style:font-size-asian="11pt"/>
    </style:style>
    <style:style style:name="WW_CharLFO6LVL1" style:family="text">
      <style:text-properties fo:font-size="11pt" style:font-size-asian="11pt"/>
    </style:style>
    <style:style style:name="WW_CharLFO7LVL1" style:family="text">
      <style:text-properties fo:font-size="11pt" style:font-size-asian="11pt"/>
    </style:style>
    <style:style style:name="WW_CharLFO8LVL1" style:family="text">
      <style:text-properties fo:font-size="11pt" style:font-size-asian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page-layout style:name="PL0">
      <style:page-layout-properties fo:page-width="8.268in" fo:page-height="11.693in" style:print-orientation="portrait" fo:margin-top="0.3944in" fo:margin-left="0.9847in" fo:margin-bottom="0.2958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weł Martynowicz</meta:initial-creator>
    <dc:creator>AGH</dc:creator>
    <meta:creation-date>2023-05-03T18:31:00Z</meta:creation-date>
    <dc:date>2023-05-03T18:37:00Z</dc:date>
    <meta:template xlink:href="Normal" xlink:type="simple"/>
    <meta:editing-cycles>3</meta:editing-cycles>
    <meta:editing-duration>PT60S</meta:editing-duration>
    <meta:document-statistic meta:page-count="9" meta:paragraph-count="8" meta:word-count="639" meta:character-count="4466" meta:row-count="31" meta:non-whitespace-character-count="3835"/>
  </office:meta>
</office:document-meta>
</file>